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036" officeooo:paragraph-rsid="001bd036"/>
    </style:style>
    <style:style style:name="P2" style:family="paragraph" style:parent-style-name="Standard">
      <style:text-properties officeooo:rsid="001bd036" officeooo:paragraph-rsid="001cd555"/>
    </style:style>
    <style:style style:name="P3" style:family="paragraph" style:parent-style-name="Standard">
      <style:text-properties fo:color="#c9211e" loext:opacity="100%" officeooo:rsid="001bd036" officeooo:paragraph-rsid="001bd036"/>
    </style:style>
    <style:style style:name="P4" style:family="paragraph" style:parent-style-name="Standard">
      <style:text-properties fo:color="#000000" loext:opacity="100%" officeooo:rsid="001bd036" officeooo:paragraph-rsid="001bd036"/>
    </style:style>
    <style:style style:name="P5" style:family="paragraph" style:parent-style-name="Standard">
      <style:text-properties fo:color="#000000" loext:opacity="100%" officeooo:rsid="001c7425" officeooo:paragraph-rsid="001c7425"/>
    </style:style>
    <style:style style:name="P6" style:family="paragraph" style:parent-style-name="Standard">
      <style:text-properties fo:color="#000000" loext:opacity="100%" officeooo:rsid="001cd555" officeooo:paragraph-rsid="001cd555"/>
    </style:style>
    <style:style style:name="P7" style:family="paragraph" style:parent-style-name="Standard">
      <style:text-properties fo:color="#000000" loext:opacity="100%" officeooo:rsid="001cdcd2" officeooo:paragraph-rsid="001cdcd2"/>
    </style:style>
    <style:style style:name="P8" style:family="paragraph" style:parent-style-name="Standard">
      <style:text-properties fo:color="#000000" loext:opacity="100%" officeooo:rsid="001e11c0" officeooo:paragraph-rsid="001e11c0"/>
    </style:style>
    <style:style style:name="P9" style:family="paragraph" style:parent-style-name="Standard">
      <style:text-properties fo:color="#000000" loext:opacity="100%" officeooo:rsid="0021e47c" officeooo:paragraph-rsid="0021e47c"/>
    </style:style>
    <style:style style:name="P10" style:family="paragraph" style:parent-style-name="Standard">
      <style:text-properties fo:color="#000000" loext:opacity="100%" fo:font-size="14pt" fo:font-weight="bold" officeooo:rsid="0021e47c" officeooo:paragraph-rsid="0021e47c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style:text-underline-style="solid" style:text-underline-width="auto" style:text-underline-color="font-color" officeooo:rsid="001bd036" officeooo:paragraph-rsid="001bd036"/>
    </style:style>
    <style:style style:name="P12" style:family="paragraph" style:parent-style-name="Standard">
      <style:text-properties fo:color="#000000" loext:opacity="100%" style:text-underline-style="solid" style:text-underline-width="auto" style:text-underline-color="font-color" officeooo:rsid="001c7425" officeooo:paragraph-rsid="001c7425"/>
    </style:style>
    <style:style style:name="P13" style:family="paragraph" style:parent-style-name="Standard">
      <style:text-properties fo:color="#000000" loext:opacity="100%" style:text-underline-style="solid" style:text-underline-width="auto" style:text-underline-color="font-color" officeooo:rsid="001cd555" officeooo:paragraph-rsid="001cd555"/>
    </style:style>
    <style:style style:name="P14" style:family="paragraph" style:parent-style-name="Standard">
      <style:text-properties fo:color="#000000" loext:opacity="100%" style:text-underline-style="solid" style:text-underline-width="auto" style:text-underline-color="font-color" officeooo:rsid="001cdcd2" officeooo:paragraph-rsid="001cdcd2"/>
    </style:style>
    <style:style style:name="P15" style:family="paragraph" style:parent-style-name="Standard">
      <style:text-properties fo:color="#6b5e9b" loext:opacity="100%" officeooo:rsid="001cd555" officeooo:paragraph-rsid="001cd555"/>
    </style:style>
    <style:style style:name="P16" style:family="paragraph" style:parent-style-name="Standard">
      <style:paragraph-properties fo:text-align="end" style:justify-single-word="false"/>
      <style:text-properties officeooo:rsid="0021e47c" officeooo:paragraph-rsid="0021e47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11c0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officeooo:rsid="001f49a7"/>
    </style:style>
    <style:style style:name="T5" style:family="text">
      <style:text-properties officeooo:rsid="0021e47c"/>
    </style:style>
    <style:style style:name="T6" style:family="text">
      <style:text-properties officeooo:rsid="0022e953"/>
    </style:style>
    <style:style style:name="T7" style:family="text">
      <style:text-properties officeooo:rsid="0022f35e"/>
    </style:style>
    <style:style style:name="T8" style:family="text">
      <style:text-properties officeooo:rsid="00244e0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14b3" style:font-style-asian="italic" style:font-style-complex="italic"/>
    </style:style>
    <style:style style:name="T11" style:family="text">
      <style:text-properties fo:font-style="italic" officeooo:rsid="0027fd98" style:font-style-asian="italic" style:font-style-complex="italic"/>
    </style:style>
    <style:style style:name="T12" style:family="text">
      <style:text-properties officeooo:rsid="0026131d"/>
    </style:style>
    <style:style style:name="T13" style:family="text">
      <style:text-properties officeooo:rsid="002714b3"/>
    </style:style>
    <style:style style:name="T14" style:family="text">
      <style:text-properties fo:font-style="normal" officeooo:rsid="0027fd9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uan Manuel López Puma</text:p>
      <text:p text:style-name="P16">Felipe Robles López</text:p>
      <text:p text:style-name="P16">1º ASIR</text:p>
      <text:p text:style-name="P1"/>
      <text:p text:style-name="P10">DEPENDENCIAS FUNCIONALES DE CADA RELACIÓN DEL MODELO RELACIONAL</text:p>
      <text:p text:style-name="P2"/>
      <text:p text:style-name="P2"><text:span text:style-name="T1">ANIMAL</text:span> </text:p>
      <text:p text:style-name="P1">código animal → especie, fecha de ingreso, fecha de nacimiento, fecha de fallecimiento, nombre</text:p>
      <text:p text:style-name="P1"/>
      <text:p text:style-name="P11">VIVE</text:p>
      <text:p text:style-name="P8">código zona, código animal, fecha entrada → fecha salida</text:p>
      <text:p text:style-name="P3"/>
      <text:p text:style-name="P3"><text:span text:style-name="T3">MANTIENE</text:span> </text:p>
      <text:p text:style-name="P8">código zona, código empleado mantenimiento, fecha inicio → fecha fin</text:p>
      <text:p text:style-name="P3"/>
      <text:p text:style-name="P11">TRATAMIENTO</text:p>
      <text:p text:style-name="P4">cód. <text:span text:style-name="T2">t</text:span>ratamiento → medicamento, dosis, frecuencia, observaciones, fecha inicio, fecha fin, código animal, cód empleado veterinario</text:p>
      <text:p text:style-name="P4"/>
      <text:p text:style-name="P4"><text:span text:style-name="T1">PADECE</text:span> </text:p>
      <text:p text:style-name="P8">Todos los atributos son determinantes.</text:p>
      <text:p text:style-name="P3"/>
      <text:p text:style-name="P11">AFECCIÓN</text:p>
      <text:p text:style-name="P4">nombre → gravedad, tipo, <text:span text:style-name="T4">código empleado veterinario</text:span></text:p>
      <text:p text:style-name="P4"/>
      <text:p text:style-name="P11">SÍNTOMAS</text:p>
      <text:p text:style-name="P4">nombre_afección → síntoma</text:p>
      <text:p text:style-name="P4"/>
      <text:p text:style-name="P11">VACUNA</text:p>
      <text:p text:style-name="P9">Todos los atributos son determinantes.</text:p>
      <text:p text:style-name="P4"/>
      <text:p text:style-name="P12">ALIMENTA</text:p>
      <text:p text:style-name="P5">código animal, código empleado cuidador, cód. Dieta <text:span text:style-name="T5">→</text:span> cantidad, fecha</text:p>
      <text:p text:style-name="P4"/>
      <text:p text:style-name="P12">CUIDA<text:note text:id="ftn0" text:note-class="footnote"><text:note-citation>1</text:note-citation><text:note-body><text:p text:style-name="Footnote">La fecha tiene formato fecha/hora, <text:span text:style-name="T6">por lo que, aunque hubiese un cuidador que cuidase a un mismo animal en un mismo día, el atributo fecha seguiría distinguiendo entre dos </text:span><text:span text:style-name="T7">ocurrencias</text:span><text:span text:style-name="T6"> diferentes de </text:span><text:span text:style-name="T8">la relación</text:span>.</text:p></text:note-body></text:note></text:p>
      <text:p text:style-name="P4">código animal, código empleado cuidador, fecha → tipo cuidado, observaciones</text:p>
      <text:p text:style-name="P4"/>
      <text:p text:style-name="P13">EMPLEADO</text:p>
      <text:p text:style-name="P6">código empleado → nombre, apellido 1, apellido 2, dirección, DNI, n.º SS, código empleado administrador</text:p>
      <text:p text:style-name="P6"/>
      <text:p text:style-name="P13">TIENE</text:p>
      <text:p text:style-name="P9">Todos los atributos son determinantes.</text:p>
      <text:p text:style-name="P6"/>
      <text:p text:style-name="P6"><text:span text:style-name="T1">FAMILIAR</text:span> </text:p>
      <text:p text:style-name="P6">cód. Familiar → nombre, apellido 1, apellido 2, DNI</text:p>
      <text:p text:style-name="P6"/>
      <text:p text:style-name="P13">TELÉFONO-EMPLEADO</text:p>
      <text:p text:style-name="P9">Todos los atributos son determinantes.</text:p>
      <text:p text:style-name="P6"><text:soft-page-break/></text:p>
      <text:p text:style-name="P13">TELÉFONO_FAMILIAR</text:p>
      <text:p text:style-name="P9">Todos los atributos son determinantes.</text:p>
      <text:p text:style-name="P15"/>
      <text:p text:style-name="P13">CUIDADOR</text:p>
      <text:p text:style-name="P6">código empleado → código empleado formador</text:p>
      <text:p text:style-name="P15"/>
      <text:p text:style-name="P13">FORMA VETERINARIO<text:note text:id="ftn1" text:note-class="footnote"><text:note-citation>2</text:note-citation><text:note-body><text:p text:style-name="Footnote">Un veterinario solo puede ser formado una vez, por lo que <text:span text:style-name="T9">fecha de inicio</text:span> <text:span text:style-name="T12">no es determinante </text:span><text:span text:style-name="T13">como en la relación </text:span><text:span text:style-name="T10">CUIDA </text:span><text:span text:style-name="T14">o en </text:span><text:span text:style-name="T11">VIVE</text:span>.</text:p></text:note-body></text:note></text:p>
      <text:p text:style-name="P6">código empleado veterinario formador, código empleado veterinario principiante, → fecha inicio formación, fecha final formación</text:p>
      <text:p text:style-name="P6"/>
      <text:p text:style-name="P13">ORGANIZA</text:p>
      <text:p text:style-name="P6">código empleado veterinario, código dieta</text:p>
      <text:p text:style-name="P6">solo determinantes</text:p>
      <text:p text:style-name="P6"/>
      <text:p text:style-name="P6"><text:span text:style-name="T1">DIETA</text:span> </text:p>
      <text:p text:style-name="P6">código dieta → tipo, observaciones</text:p>
      <text:p text:style-name="P6"/>
      <text:p text:style-name="P13">COMPONE</text:p>
      <text:p text:style-name="P6">cód dieta, cód. <text:span text:style-name="T5">a</text:span>limento → cantidad</text:p>
      <text:p text:style-name="P6"/>
      <text:p text:style-name="P6"><text:span text:style-name="T1">ALIMENTO</text:span> </text:p>
      <text:p text:style-name="P6">cód. alimento → nombre, grasas, proteínas, hidratos, stock</text:p>
      <text:p text:style-name="P6"/>
      <text:p text:style-name="P13">ENTRADA</text:p>
      <text:p text:style-name="P6">nº entrada → tipo de entrada, precio base, precio final, fecha compra, fecha visita, código empleado cajero, código cliente, nº membresía</text:p>
      <text:p text:style-name="P6"/>
      <text:p text:style-name="P14">CLIENTE</text:p>
      <text:p text:style-name="P7">Cód. Cliente → DNI, Nombre, Apellido 1, Apellido 2</text:p>
      <text:p text:style-name="P7"/>
      <text:p text:style-name="P14">MEMBRESÍA</text:p>
      <text:p text:style-name="P7">nº membresía → porcentaje, precio anual, Fecha membresía, Tipo membresía, Cód cliente</text:p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3:17:06.942293004</meta:creation-date>
    <meta:generator>LibreOffice/7.4.2.3$Linux_X86_64 LibreOffice_project/382eef1f22670f7f4118c8c2dd222ec7ad009daf</meta:generator>
    <dc:date>2023-12-14T14:46:30.895546714</dc:date>
    <meta:editing-duration>PT1H29M14S</meta:editing-duration>
    <meta:editing-cycles>19</meta:editing-cycles>
    <meta:document-statistic meta:table-count="0" meta:image-count="0" meta:object-count="0" meta:page-count="2" meta:paragraph-count="55" meta:word-count="318" meta:character-count="2200" meta:non-whitespace-character-count="1931"/>
  </office:meta>
</office:document-meta>
</file>